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0bc68e" officeooo:paragraph-rsid="000bc68e" style:font-size-asian="14pt" style:font-size-complex="14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officeooo:rsid="000bc68e" officeooo:paragraph-rsid="000bc6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cc580" officeooo:paragraph-rsid="001cc580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d696d" officeooo:paragraph-rsid="001d696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20d465" officeooo:paragraph-rsid="0020d465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" fo:font-size="14pt" fo:font-style="normal" fo:font-weight="normal" officeooo:rsid="000c22c0" officeooo:paragraph-rsid="000c22c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0bc68e" officeooo:paragraph-rsid="001cc58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officeooo:rsid="000bc68e" officeooo:paragraph-rsid="000bc68e" style:font-size-asian="14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ans" fo:font-size="16pt" fo:font-weight="bold" officeooo:rsid="00220c30" officeooo:paragraph-rsid="00220c3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" fo:font-size="16pt" fo:font-style="normal" fo:font-weight="bold" officeooo:rsid="001cc580" officeooo:paragraph-rsid="001cc580" style:font-size-asian="14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" fo:font-size="12pt" fo:font-style="italic" fo:font-weight="normal" officeooo:rsid="000bc68e" officeooo:paragraph-rsid="000bc68e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Sans" fo:font-size="12pt" officeooo:paragraph-rsid="000c22c0" style:font-size-asian="12pt" style:font-size-complex="12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0c22c0" style:font-size-asian="12pt" style:font-size-complex="12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Sans" fo:font-size="12pt" officeooo:paragraph-rsid="0020d465" style:font-size-asian="12pt" style:font-size-complex="12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1cc580" officeooo:paragraph-rsid="001cc58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0d465" officeooo:paragraph-rsid="0020d46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4f9ee" officeooo:paragraph-rsid="0024f9ee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Liberation Sans" fo:font-size="12pt" fo:font-weight="bold" officeooo:rsid="0025e5b3" officeooo:paragraph-rsid="0025e5b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26b247" officeooo:paragraph-rsid="0026b24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normal" officeooo:rsid="00220c30" officeooo:paragraph-rsid="00225cc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" fo:font-size="18pt" fo:font-style="normal" fo:font-weight="bold" officeooo:rsid="001cc580" officeooo:paragraph-rsid="001cc580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15%" fo:text-align="center" style:justify-single-word="false" fo:text-indent="1.251cm" style:auto-text-indent="false"/>
      <style:text-properties style:font-name="Liberation Sans" fo:font-size="14pt" officeooo:rsid="000bc68e" officeooo:paragraph-rsid="000bc68e" style:font-size-asian="14pt" style:font-size-complex="14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54d7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e5b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696d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54d7c" style:font-size-asian="10.5pt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e5b3" style:font-size-asian="10.5pt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6b247" style:font-size-asian="10.5pt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25cca" style:font-style-asian="normal" style:font-style-complex="normal"/>
    </style:style>
    <style:style style:name="T11" style:family="text">
      <style:text-properties fo:font-style="normal" officeooo:rsid="0024f9ee" style:font-style-asian="normal" style:font-style-complex="normal"/>
    </style:style>
    <style:style style:name="T12" style:family="text">
      <style:text-properties officeooo:rsid="001cc580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f2787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20c3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weight="normal" officeooo:rsid="0021e2c0" style:font-weight-asian="normal" style:font-weight-complex="normal"/>
    </style:style>
    <style:style style:name="T18" style:family="text">
      <style:text-properties fo:font-weight="normal" style:font-size-asian="12.25pt" style:font-weight-asian="normal" style:font-weight-complex="normal"/>
    </style:style>
    <style:style style:name="T19" style:family="text">
      <style:text-properties officeooo:rsid="001cead3"/>
    </style:style>
    <style:style style:name="T20" style:family="text">
      <style:text-properties fo:font-weight="bold" officeooo:rsid="0020d465" style:font-weight-asian="bold" style:font-weight-complex="bold"/>
    </style:style>
    <style:style style:name="T21" style:family="text">
      <style:text-properties officeooo:rsid="002217d1"/>
    </style:style>
    <style:style style:name="T22" style:family="text">
      <style:text-properties fo:font-style="italic" officeooo:rsid="00225cca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VIÇOSA</text:p>
      <text:p text:style-name="P1">CENTRO DE CIÊNCIAS EXATAS E TECNOLÓGICAS</text:p>
      <text:p text:style-name="P1">DEPARTAMENTO DE INFORMÁTICA</text:p>
      <text:p text:style-name="P1"/>
      <text:p text:style-name="P1"/>
      <text:p text:style-name="P1"/>
      <text:p text:style-name="P1"/>
      <text:p text:style-name="P24"/>
      <text:p text:style-name="P2">PROJETO FINAL DE CURSO</text:p>
      <text:p text:style-name="P2"/>
      <text:p text:style-name="P2"/>
      <text:p text:style-name="P10"/>
      <text:p text:style-name="P10"/>
      <text:p text:style-name="P10">BIBLIOTECA PARA <text:span text:style-name="T12">MATEMÁTICA</text:span> SIMBÓLICA EM C++</text:p>
      <text:p text:style-name="P10"/>
      <text:p text:style-name="P10"/>
      <text:p text:style-name="P10"/>
      <text:p text:style-name="P3">Arthur Gonçalves do Carmo<text:tab/><text:tab/><text:tab/></text:p>
      <text:p text:style-name="P13">Graduando em Ciência da Computação</text:p>
      <text:p text:style-name="P13"/>
      <text:p text:style-name="P13"/>
      <text:p text:style-name="P13"/>
      <text:p text:style-name="P13"/>
      <text:p text:style-name="P7">Luiz Carlos de Abreu Albuquerque</text:p>
      <text:p text:style-name="P8">(Orientador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ÇOSA – MINAS GERAIS</text:p>
      <text:p text:style-name="P8">JUNHO – 2018</text:p>
      <text:p text:style-name="P8"/>
      <text:p text:style-name="P8"/>
      <text:p text:style-name="P23"><text:soft-page-break/>RESUMO</text:p>
      <text:p text:style-name="P12"/>
      <text:p text:style-name="P9"/>
      <text:p text:style-name="P9">BIBLIOTECA PARA <text:span text:style-name="T19">MATEMÁTICA </text:span>SIMBÓLICA EM C++</text:p>
      <text:p text:style-name="P14"/>
      <text:p text:style-name="P15"/>
      <text:p text:style-name="P15"/>
      <text:p text:style-name="P15"><text:tab/><text:span text:style-name="T12">Luiz Carlos de Abreu Albuquerque (Orientador)</text:span></text:p>
      <text:p text:style-name="P15"><text:tab/><text:span text:style-name="T12">Arthur Gonçalves do Carmo (Estudante)</text:span></text:p>
      <text:p text:style-name="P15"/>
      <text:p text:style-name="P14"/>
      <text:p text:style-name="P14"/>
      <text:p text:style-name="P17">RESUMO</text:p>
      <text:p text:style-name="P4"><text:span text:style-name="T13"/></text:p>
      <text:p text:style-name="P5"><text:span text:style-name="T13">Matemática simbólica é a área da computação que se preocupa em representar e manipular equações e expressões matemáticas de forma simbólica, em oposição aos métodos de manipulação </text:span><text:span text:style-name="T15">por</text:span><text:span text:style-name="T13"> aproximaç</text:span><text:span text:style-name="T15">ão </text:span><text:span text:style-name="T13">numérica. O objetivo do projeto é criar uma biblioteca para C++ contendo classes que representam simbolicamente alguns </text:span><text:span text:style-name="T14">dos principais </text:span><text:span text:style-name="T13">objetos matemáticos, como números inteiros e racionais, artimética modular, polinômios e expressões.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18">PALAVRAS-CHAVE</text:p>
      <text:p text:style-name="P6"><text:span text:style-name="T18"><text:tab/></text:span><text:span text:style-name="T16">matemática </text:span><text:span text:style-name="T13">simbólica; aritmética de precisão múltipla; expressões matemáticas;</text:span></text:p>
      <text:p text:style-name="P6"><text:span text:style-name="T13"/></text:p>
      <text:p text:style-name="P16"><text:span text:style-name="T20">ÁREA DE CONHECIMENTO</text:span></text:p>
      <text:p text:style-name="P16"><text:span text:style-name="T20"><text:tab/></text:span>1.03.02.01- 8 - Matemática Simbólica</text:p>
      <text:p text:style-name="P16"/>
      <text:p text:style-name="P18">LINHA DE PESQUISA</text:p>
      <text:p text:style-name="P18"><text:span text:style-name="T17"><text:tab/>(24) Sistemas de Informação</text:span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8"><text:span text:style-name="T17"/></text:p>
      <text:p text:style-name="P11"><text:soft-page-break/>1 – Introdução</text:p>
      <text:p text:style-name="P11"/>
      <text:p text:style-name="P22"><text:tab/><text:span text:style-name="T21">A matemática simbólica é um campo já muito bem estudado na computação. A dificuldade em se criar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22">Computer Algebra System</text:span><text:span text:style-name="T10">), que são softwares completos para o mesmo fim, e possuem grande variedade, muitas vezes se diferenciando um do outro por trabalharem com campos bem distintos da matemática.</text:span></text:p>
      <text:p text:style-name="P22"><text:span text:style-name="T10"><text:tab/>É rápido notar que a matemática simbólica é mais interessante de ponto de vista teórico do que do prático. Para a maioria das aplicações, as aproximações em ponto flutuante são suficientemente precisas</text:span><text:span text:style-name="T11"> e, quando não são, é mais interessante a aritmética de precisão múltipla do que resultados simbólicos. As aplicações que se beneficiam da matemática simbólica são em sua maior parte do meio matemático e da física teórica. Além disso, a matemática simbólica pode ser considerada uma área pertinente aos limites da computação, e também uma forma de analisar a própria abordagem humana em relação à matemática.</text:span></text:p>
      <text:p text:style-name="P22"><text:span text:style-name="T11"/></text:p>
      <text:p text:style-name="P19"><text:span text:style-name="T9">1.2 – Objetivos</text:span></text:p>
      <text:p text:style-name="P19"><text:span text:style-name="T1"/></text:p>
      <text:p text:style-name="P19"><text:span text:style-name="T1"><text:tab/>O objetivo </text:span><text:span text:style-name="T3">geral </text:span><text:span text:style-name="T1">deste trabalho é </text:span><text:span text:style-name="T2">desenvolver</text:span><text:span text:style-name="T5"> uma biblioteca </text:span><text:span text:style-name="T6">para matemática simbólica em</text:span><text:span text:style-name="T5"> C++, </text:span><text:span text:style-name="T7">com classes para representar números inteiros, modulares e racionais, polinômios e expressões matemáticas</text:span><text:span text:style-name="T6">.</text:span></text:p>
      <text:p text:style-name="P19"><text:span text:style-name="T6"/></text:p>
      <text:p text:style-name="P19"><text:span text:style-name="T6"><text:tab/>Os objetivos específicos deste trabalho são:</text:span></text:p>
      <text:p text:style-name="P19"><text:span text:style-name="T6"/></text:p>
      <text:list xml:id="list2411315723205593308" text:style-name="L1">
        <text:list-item>
          <text:p text:style-name="P20"><text:span text:style-name="T6">E</text:span><text:span text:style-name="T4">studar técnicas e algoritmos usados em computação simbólica.</text:span></text:p>
        </text:list-item>
        <text:list-item>
          <text:p text:style-name="P20"><text:span text:style-name="T4">Usar padrões de desenvolvimento de software livre.</text:span></text:p>
        </text:list-item>
      </text:list>
      <text:p text:style-name="P2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9:08:58.838406753</meta:creation-date>
    <dc:date>2018-06-10T19:40:17.253069699</dc:date>
    <meta:editing-duration>PT8H38M3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384" meta:character-count="2632" meta:non-whitespace-character-count="2265"/>
  </office:meta>
</office:document-meta>
</file>